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3" style:family="graphic" style:parent-style-name="objectwithoutfill">
      <style:graphic-properties svg:stroke-width="0.106cm" svg:stroke-color="#81d41a" draw:marker-start-width="0.358cm" draw:marker-end-width="0.358cm" draw:fill="solid" draw:fill-color="#81d41a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5983b0" draw:marker-start-width="0.359cm" draw:marker-end-width="0.359cm" draw:fill="solid" draw:fill-color="#5983b0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ec9ba4" draw:marker-start-width="0.321cm" draw:marker-end-width="0.321cm" draw:fill-color="#ec9ba4" draw:textarea-horizontal-align="justify" draw:textarea-vertical-align="middle" draw:auto-grow-height="false" fo:min-height="2.804cm" fo:min-width="4.61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ec9ba4" draw:marker-start-width="0.321cm" draw:marker-end-width="0.321cm" draw:fill-color="#1c1c1c" draw:textarea-horizontal-align="justify" draw:textarea-vertical-align="middle" draw:auto-grow-height="false" fo:min-height="0.749cm" fo:min-width="1.307cm" fo:padding-top="0.165cm" fo:padding-bottom="0.165cm" fo:padding-left="0.29cm" fo:padding-right="0.29cm"/>
    </style:style>
    <style:style style:name="gr7" style:family="graphic" style:parent-style-name="standard">
      <style:graphic-properties svg:stroke-color="#224b12" draw:fill-color="#224b12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draw:stroke="dash" draw:stroke-dash="Dot" svg:stroke-width="0.081cm" svg:stroke-color="#224b1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84594" draw:fill-color="#084594"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draw:stroke="dash" draw:stroke-dash="Dot" svg:stroke-width="0.081cm" svg:stroke-color="#08459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11cm" fo:min-width="0cm"/>
    </style:style>
    <style:style style:name="gr12" style:family="graphic" style:parent-style-name="objectwithoutfill">
      <style:graphic-properties draw:stroke="dash" draw:stroke-dash="Dot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-color="#224b12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84594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3.401cm" svg:x="7.493cm" svg:y="8.537cm">
          <draw:text-box>
            <text:p><text:span text:style-name="T1">Convex</text:span></text:p>
          </draw:text-box>
        </draw:frame>
        <draw:polygon draw:style-name="gr3" draw:text-style-name="P3" draw:layer="layout" svg:width="10.478cm" svg:height="7.531cm" draw:transform="rotate (-2.22494573044237) translate (16.2945754136143cm 2.15895868110167cm)" svg:viewBox="0 0 10479 7532" draw:points="4015,7532 8816,7532 10479,3856 5281,0 0,209 266,3686 3837,7509">
          <text:p/>
        </draw:polygon>
        <draw:polygon draw:style-name="gr4" draw:text-style-name="P4" draw:layer="layout" svg:width="5.687cm" svg:height="6.076cm" draw:transform="rotate (-0.858352926130812) translate (5.61906938124816cm 10.4504534119954cm)" svg:viewBox="0 0 5688 6077" draw:points="576,6077 4268,6077 2084,4526 5688,2102 3644,0 0,1887">
          <text:p/>
        </draw:polygon>
        <draw:custom-shape draw:style-name="gr5" draw:text-style-name="P5" draw:layer="layout" svg:width="7.239cm" svg:height="4.318cm" svg:x="11.049cm" svg:y="11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525cm" svg:x="13.716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89cm" svg:height="3.401cm" svg:x="6.858cm" svg:y="17.681cm">
          <draw:text-box>
            <text:p><text:span text:style-name="T1">Non-convex</text:span></text:p>
          </draw:text-box>
        </draw:frame>
        <draw:custom-shape draw:style-name="gr7" draw:text-style-name="P7" draw:layer="layout" svg:width="0.508cm" svg:height="0.508cm" svg:x="6.6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3.335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731cm" svg:y1="4.699cm" svg:x2="13.589cm" svg:y2="2.413cm">
          <text:p/>
        </draw:line>
        <draw:custom-shape draw:style-name="gr9" draw:text-style-name="P9" draw:layer="layout" svg:width="0.508cm" svg:height="0.508cm" svg:x="6.477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508cm" svg:height="0.508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2.794cm" svg:y1="15.748cm" svg:x2="6.731cm" svg:y2="15.113cm">
          <text:p/>
        </draw:line>
        <draw:custom-shape draw:style-name="gr11" draw:text-style-name="P10" draw:layer="layout" svg:width="0.508cm" svg:height="0.508cm" svg:x="15.113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08cm" svg:height="0.508cm" svg:x="14.0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4.351cm" svg:y1="12.446cm" svg:x2="15.24cm" svg:y2="15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2:55:07.123851773</dc:date>
    <meta:editing-duration>PT54M11S</meta:editing-duration>
    <meta:editing-cycles>7</meta:editing-cycles>
    <meta:generator>LibreOffice/6.4.7.2$Linux_X86_64 LibreOffice_project/40$Build-2</meta:generator>
    <meta:document-statistic meta:object-count="16"/>
  </office:meta>
</office:document-meta>
</file>